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TableColumn6" style:family="table-column">
      <style:table-column-properties style:column-width="6.375in" style:use-optimal-column-width="false"/>
    </style:style>
    <style:style style:name="Table5" style:family="table">
      <style:table-properties style:width="6.37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P10" style:parent-style-name="Heading2" style:family="paragraph">
      <style:paragraph-properties fo:margin-top="0in" fo:margin-bottom="0in"/>
      <style:text-properties style:font-name="Arial" style:font-name-complex="Arial" fo:font-weight="normal" style:font-weight-asian="normal" fo:color="#FFFFFF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Heading2" style:family="paragraph">
      <style:paragraph-properties fo:margin-top="0in" fo:margin-bottom="0in"/>
      <style:text-properties style:font-name="Arial" style:font-name-complex="Arial" fo:font-size="11pt" style:font-size-asian="11pt" style:font-size-complex="11pt"/>
    </style:style>
    <style:style style:name="P14" style:parent-style-name="Heading2" style:family="paragraph">
      <style:paragraph-properties fo:margin-top="0in" fo:margin-bottom="0in"/>
      <style:text-properties style:font-name="Arial" style:font-name-complex="Arial" fo:color="#FFFFFF" fo:font-size="11pt" style:font-size-asian="11pt" style:font-size-complex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color="#FFFFFF"/>
    </style:style>
    <style:style style:name="P18" style:parent-style-name="Normal" style:family="paragraph">
      <style:paragraph-properties fo:text-align="justify" fo:margin-bottom="0in" fo:line-height="100%"/>
    </style:style>
    <style:style style:name="T19" style:parent-style-name="DefaultParagraphFont" style:family="text">
      <style:text-properties style:font-name="Arial" style:font-name-complex="Arial" style:font-weight-complex="bold" fo:color="#FFFFFF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Arial" style:font-name-complex="Arial" style:font-weight-complex="bold" fo:color="#FFFFFF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35" style:parent-style-name="Heading2" style:family="paragraph">
      <style:paragraph-properties fo:margin-top="0in" fo:margin-bottom="0in" fo:background-color="#0091C9"/>
      <style:text-properties style:font-name="Arial" style:font-name-complex="Arial" fo:color="#FFFFFF" fo:font-size="11pt" style:font-size-asian="11pt" style:font-size-complex="11pt"/>
    </style:style>
    <style:style style:name="P36" style:parent-style-name="Normal" style:family="paragraph">
      <style:paragraph-properties fo:margin-bottom="0in" fo:line-height="100%" fo:background-color="#0091C9"/>
      <style:text-properties style:font-name="Arial" style:font-name-complex="Arial" style:font-weight-complex="bold" fo:color="#FFFFFF"/>
    </style:style>
    <style:style style:name="P37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color="#FFFFFF"/>
    </style:style>
    <style:style style:name="P38" style:parent-style-name="Normal" style:family="paragraph">
      <style:paragraph-properties fo:text-align="end" fo:margin-bottom="0in" fo:line-height="100%"/>
    </style:style>
    <style:style style:name="T39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40" style:parent-style-name="DefaultParagraphFont" style:family="text">
      <style:text-properties style:font-name="Arial" style:font-name-complex="Arial" fo:font-weight="bold" style:font-weight-asian="bold" fo:color="#000000" style:language-asian="en" style:country-asian="GB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Arial" style:font-name-complex="Arial" fo:font-weight="bold" style:font-weight-asian="bold" fo:color="#FFFFFF"/>
    </style:style>
    <style:style style:name="T49" style:parent-style-name="DefaultParagraphFont" style:family="text">
      <style:text-properties style:font-name="Arial" style:font-name-complex="Arial" fo:font-weight="bold" style:font-weight-asian="bold" fo:color="#FFFFFF"/>
    </style:style>
    <style:style style:name="T50" style:parent-style-name="DefaultParagraphFont" style:family="text">
      <style:text-properties style:font-name="Arial" style:font-name-complex="Arial" fo:color="#FFFFFF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52" style:parent-style-name="Normal" style:family="paragraph">
      <style:paragraph-properties fo:text-align="end" fo:margin-bottom="0in" fo:line-height="100%"/>
    </style:style>
    <style:style style:name="T53" style:parent-style-name="DefaultParagraphFont" style:family="text">
      <style:text-properties style:font-name="Arial" style:font-name-complex="Arial" fo:color="#FFFFFF"/>
    </style:style>
    <style:style style:name="T54" style:parent-style-name="DefaultParagraphFont" style:family="text">
      <style:text-properties style:font-name="Arial" style:font-name-complex="Arial" fo:font-weight="bold" style:font-weight-asian="bold" fo:color="#FFFFFF" style:language-asian="en" style:country-asian="GB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style:font-weight-complex="bold" fo:color="#000000" style:text-underline-type="single" style:text-underline-style="solid" style:text-underline-width="auto" style:text-underline-mode="continuo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P75" style:parent-style-name="Normal" style:family="paragraph">
      <style:paragraph-properties fo:text-align="end" fo:margin-bottom="0in" fo:line-height="100%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77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81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82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83" style:parent-style-name="ListParagraph" style:family="paragraph">
      <style:paragraph-properties fo:margin-bottom="0in" fo:line-height="100%"/>
    </style:style>
    <style:style style:name="T84" style:parent-style-name="DefaultParagraphFont" style:family="text">
      <style:text-properties style:font-name="Arial" style:font-name-complex="Arial" style:font-weight-complex="bold"/>
    </style:style>
    <style:style style:name="T85" style:parent-style-name="DefaultParagraphFont" style:family="text">
      <style:text-properties style:font-name="Arial" style:font-name-complex="Arial" fo:color="#404040" fo:font-size="10pt" style:font-size-asian="10pt" style:font-size-complex="10pt"/>
    </style:style>
    <style:style style:name="P86" style:parent-style-name="ListParagraph" style:family="paragraph">
      <style:paragraph-properties fo:margin-bottom="0in" fo:line-height="100%"/>
      <style:text-properties style:font-name="Arial" style:font-name-complex="Arial" style:font-weight-complex="bold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97" style:parent-style-name="DefaultParagraphFont" style:family="text">
      <style:text-properties style:font-name="Arial" style:font-name-complex="Arial" fo:font-weight="bold" style:font-weight-asian="bold" style:font-weight-complex="bold" fo:color="#FFFFFF"/>
    </style:style>
    <style:style style:name="T98" style:parent-style-name="DefaultParagraphFont" style:family="text">
      <style:text-properties style:font-name="Arial" style:font-name-complex="Arial" style:font-weight-complex="bold" fo:color="#FFFFFF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style:font-weight-complex="bold" fo:color="#00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0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Arial" style:font-name-complex="Arial" style:font-weight-complex="bold" fo:color="#FFFFFF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color="#000000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color="#FFFFFF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2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0091C9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3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color="#FFFFFF"/>
    </style:style>
    <style:style style:name="P136" style:parent-style-name="Normal" style:family="paragraph">
      <style:paragraph-properties fo:text-align="justify"/>
      <style:text-properties style:font-name="Arial" style:font-name-complex="Arial" fo:color="#000000"/>
    </style:style>
  </office:automatic-styles>
  <office:body>
    <office:text text:use-soft-page-breaks="true">
      <text:p text:style-name="P1"><text:line-break/>Innovation<text:s/>Case Study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h text:style-name="P9" text:outline-level="2">Title<text:s/>of innovation</text:h>
            <text:h text:style-name="P10" text:outline-level="2"/>
          </table:table-cell>
        </table:table-row>
        <table:table-row table:style-name="TableRow11">
          <table:table-cell table:style-name="TableCell12">
            <text:h text:style-name="P13" text:outline-level="2">Mediated table of contents current awareness service for Healthcare Assistants</text:h>
            <text:h text:style-name="P14" text:outline-level="2"/>
          </table:table-cell>
        </table:table-row>
        <table:table-row table:style-name="TableRow15">
          <table:table-cell table:style-name="TableCell16">
            <text:p text:style-name="P17">Please provide a very brief description of your innovation?</text:p>
            <text:p text:style-name="P18"><text:span text:style-name="T19">One or two sentences about the innovation.</text:span></text:p>
          </table:table-cell>
        </table:table-row>
        <table:table-row table:style-name="TableRow20">
          <table:table-cell table:style-name="TableCell21">
            <text:p text:style-name="P22">This is a mediated table of contents alert specifically for Healthcare Assistants (HCAs) utilising The British Journal of Healthcare Assistants (BJHCA). <text:s/>This service supports their development, makes access to this journals easier by removing barriers, increases usage of the journal and promotes the library as a service for staff <text:s text:c="3"/></text:p>
            <text:p text:style-name="P23"/>
          </table:table-cell>
        </table:table-row>
        <table:table-row table:style-name="TableRow24">
          <table:table-cell table:style-name="TableCell25">
            <text:p text:style-name="P26">During which period did you implement your innovation?</text:p>
            <text:p text:style-name="P27"><text:span text:style-name="T28">Please state which year (and month if possible).</text:span></text:p>
          </table:table-cell>
        </table:table-row>
        <table:table-row table:style-name="TableRow29">
          <table:table-cell table:style-name="TableCell30">
            <text:p text:style-name="P31">August 2015</text:p>
            <text:p text:style-name="P32"/>
          </table:table-cell>
        </table:table-row>
        <table:table-row table:style-name="TableRow33">
          <table:table-cell table:style-name="TableCell34">
            <text:h text:style-name="P35" text:outline-level="2">What was the driver for your innovation?<text:s/></text:h>
            <text:p text:style-name="P36">Please describe the issue or challenge that your innovation addresses<text:s/></text:p>
            <text:p text:style-name="P37"/>
            <text:p text:style-name="P38"><text:span text:style-name="T39">(100 words max)</text:span><text:span text:style-name="T40"><text:s/></text:span></text:p>
          </table:table-cell>
        </table:table-row>
        <table:table-row table:style-name="TableRow41">
          <table:table-cell table:style-name="TableCell42">
            <text:p text:style-name="P43">Our Trust received feedback from our HCAs that there were few<text:s/>developmental opportunities<text:s/>for them. We knew that this<text:s/>staff<text:s/>group had<text:s/>little time to do developmental work<text:s/>and may not have been aware of what was available to them. <text:s/>Due to the nature of the role, access to a computer during work time<text:s/>is limited and they are a user group that are not frequent visitors to the library,<text:s/>it was evident that they needed additional support.</text:p>
            <text:p text:style-name="P44"/>
          </table:table-cell>
        </table:table-row>
        <table:table-row table:style-name="TableRow45">
          <table:table-cell table:style-name="TableCell46">
            <text:p text:style-name="P47"><text:span text:style-name="T48">What did you do?</text:span><text:span text:style-name="T49"><text:line-break/></text:span><text:span text:style-name="T50">Please describe your aims and objectives and how you implemented these</text:span></text:p>
            <text:p text:style-name="P51"/>
            <text:p text:style-name="P52"><text:span text:style-name="T53"><text:s/></text:span><text:span text:style-name="T54">(200 words max)</text:span></text:p>
          </table:table-cell>
        </table:table-row>
        <table:table-row table:style-name="TableRow55">
          <table:table-cell table:style-name="TableCell56">
            <text:p text:style-name="P57">Our aim was to<text:s/>make it easier for HCAs to access the BJHCA and support their development, additional benefits included<text:s/>increasing usage of this journal subscription<text:s/>and also raising awareness<text:s/>that the library<text:s/>service<text:s/>supports all staff groups.</text:p>
            <text:p text:style-name="P58"/>
            <text:p text:style-name="P59">We developed a mediated table of contents<text:s/>service. <text:s/>Our<text:s/>senior library assistant<text:s/>receives the monthly table of contents alert from BJHCA and forwards this to all HCAs who have signed up to this service.<text:s/><text:s/>Staff can then<text:s/>request<text:s/>up to two articles and these are emailed<text:s/>direct<text:s/>to them.<text:s text:c="2"/>They can provide either their work or personal email, whichever is easier for them to access. <text:s/>We currently have over 130 HCAs receiving this service and it is continues to grow.</text:p>
            <text:p text:style-name="P60"/>
            <text:p text:style-name="P61">We worked with our Professional Education Department who secured us a time slot in the Band 2 Development<text:s/>training sessions where we could promote this service. <text:s/>We obtained back issues of the journal and our Lecturer Practitioner colleagues promoted the journal on their regular ward visits.</text:p>
            <text:p text:style-name="P62"/>
          </table:table-cell>
        </table:table-row>
        <table:table-row table:style-name="TableRow63">
          <table:table-cell table:style-name="TableCell64">
            <text:p text:style-name="P65">What methods were used to evaluate your innovation?</text:p>
            <text:p text:style-name="P66"/>
          </table:table-cell>
        </table:table-row>
        <table:table-row table:style-name="TableRow67">
          <table:table-cell table:style-name="TableCell68">
            <text:p text:style-name="P69">In April 2017 an evaluation survey was sent to all staff who receive this service. <text:s/>A<text:s/>record is kept of how many journal articles are requested<text:s/>and journal<text:s/>usage statistics are monitored.</text:p>
            <text:p text:style-name="P70"/>
          </table:table-cell>
        </table:table-row>
        <table:table-row table:style-name="TableRow71">
          <table:table-cell table:style-name="TableCell72">
            <text:p text:style-name="P73"><text:span text:style-name="T74">What were the outcomes and key learning points?</text:span></text:p>
            <text:p text:style-name="P75"><text:span text:style-name="T76">(200 words max)</text:span><text:span text:style-name="T77"><text:line-break/></text:span></text:p>
          </table:table-cell>
        </table:table-row>
        <table:table-row table:style-name="TableRow78">
          <table:table-cell table:style-name="TableCell79">
            <text:p text:style-name="P80">This service fulfilled all the main objectives</text:p>
            <text:list text:style-name="LFO13" text:continue-numbering="true">
              <text:list-item>
                <text:p text:style-name="P81">We<text:s/>raised awareness of the BJHCA<text:s/>and now our Professional Education team members are great supporters and promoters of this journal<text:s/></text:p>
              </text:list-item>
              <text:list-item>
                <text:p text:style-name="P82">We have demonstrated how we can support staff who may not have considered we had anything to offer them<text:s/></text:p>
              </text:list-item>
              <text:list-item>
                <text:p text:style-name="P83"><text:span text:style-name="T84">We made it easier to access “</text:span><text:span text:style-name="T85">I really appreciate the ease of accessing information from this service”</text:span></text:p>
              </text:list-item>
              <text:list-item>
                <text:p text:style-name="P86">We increased usage<text:s/>of BJHCA<text:s/>- <text:s/>in 2015 only 2 full text articles were recorded as being accessed, in 2016 this had increased to 117<text:s/></text:p>
              </text:list-item>
            </text:list>
            <text:p text:style-name="P87">We<text:s/>will be continuing this service<text:s/>as 100% of staff who responded<text:s/>to the survey<text:s/>said the service was either very or extremely useful.<text:s/></text:p>
            <text:p text:style-name="P88"/>
            <text:p text:style-name="P89">Key learning<text:s/></text:p>
            <text:p text:style-name="P90">-<text:s/>tailor your services to your user group to ensure they have the best access to library services and resources<text:s/></text:p>
            <text:p text:style-name="P91"><text:s/>-<text:s/>work collaboratively with colleagues in your Trust to deliver and promote services</text:p>
            <text:p text:style-name="P92"/>
          </table:table-cell>
        </table:table-row>
        <table:table-row table:style-name="TableRow93">
          <table:table-cell table:style-name="TableCell94">
            <text:p text:style-name="P95"><text:span text:style-name="T96">Further information<text:s/></text:span><text:span text:style-name="T97"><text:line-break/></text:span><text:span text:style-name="T98">Please use this field to enter any relevant further information, such as links, references or associated innovations</text:span></text:p>
          </table:table-cell>
        </table:table-row>
        <table:table-row table:style-name="TableRow99">
          <table:table-cell table:style-name="TableCell100">
            <text:p text:style-name="P101"/>
            <text:p text:style-name="P102"/>
          </table:table-cell>
        </table:table-row>
        <table:table-row table:style-name="TableRow103">
          <table:table-cell table:style-name="TableCell104">
            <text:p text:style-name="P105">Your name and job title</text:p>
            <text:p text:style-name="P106"/>
          </table:table-cell>
        </table:table-row>
        <table:table-row table:style-name="TableRow107">
          <table:table-cell table:style-name="TableCell108">
            <text:p text:style-name="P109">Lisa Riddington – Library Services Manager</text:p>
            <text:p text:style-name="P110"><text:s/>location within HEE</text:p>
          </table:table-cell>
        </table:table-row>
        <table:table-row table:style-name="TableRow111">
          <table:table-cell table:style-name="TableCell112">
            <text:p text:style-name="P113">Your<text:s/>Library &amp; Knowledge Service<text:s/>&amp; Organisation</text:p>
            <text:p text:style-name="P114"><text:span text:style-name="T115">Please provide the name of your service and organisation in which it is based</text:span></text:p>
          </table:table-cell>
        </table:table-row>
        <table:table-row table:style-name="TableRow116">
          <table:table-cell table:style-name="TableCell117">
            <text:p text:style-name="P118">Gloucestershire Hospitals NHS Foundation Trust</text:p>
            <text:p text:style-name="P119"/>
          </table:table-cell>
        </table:table-row>
        <table:table-row table:style-name="TableRow120">
          <table:table-cell table:style-name="TableCell121">
            <text:p text:style-name="P122">Your email address</text:p>
            <text:p text:style-name="P123"/>
          </table:table-cell>
        </table:table-row>
        <table:table-row table:style-name="TableRow124">
          <table:table-cell table:style-name="TableCell125">
            <text:p text:style-name="P126">Lisa.riddington@nhs.net</text:p>
            <text:p text:style-name="P127"/>
          </table:table-cell>
        </table:table-row>
        <table:table-row table:style-name="TableRow128">
          <table:table-cell table:style-name="TableCell129">
            <text:p text:style-name="P130">Your phone number</text:p>
            <text:p text:style-name="P131"/>
          </table:table-cell>
        </table:table-row>
        <table:table-row table:style-name="TableRow132">
          <table:table-cell table:style-name="TableCell133">
            <text:p text:style-name="P134">0300 4226495</text:p>
            <text:p text:style-name="P135">xxxxxxxxxxxxxxxxxxxxxxxxxxxxxxxxxxxxxxxxxxxxxxxxxxxxxxxxxxxx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Calibri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-0.2944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>Innovation template adapted for LKS</text:p>
      </style:footer>
    </style:master-page>
    <style:master-page style:next-style-name="MP0" style:name="MPF0" style:page-layout-name="PL0">
      <style:header>
        <text:p text:style-name="P3"><text:span text:style-name="T4"><draw:frame draw:z-index="251659264" draw:style-name="a0" draw:name="Picture 1" text:anchor-type="paragraph" svg:x="3.92708in" svg:y="-0.17917in" svg:width="2.9375in" svg:height="0.58264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c Gilroy</meta:initial-creator>
    <dc:creator>phoebe macindoe</dc:creator>
    <meta:creation-date>2021-07-06T11:47:00Z</meta:creation-date>
    <dc:date>2021-07-06T11:47:00Z</dc:date>
    <meta:print-date>2015-10-19T15:41:00Z</meta:print-date>
    <meta:template xlink:href="Normal.dotm" xlink:type="simple"/>
    <meta:editing-cycles>2</meta:editing-cycles>
    <meta:editing-duration>PT0S</meta:editing-duration>
    <meta:user-defined meta:name="ContentTypeId">0x01010063F7F34526FF9B4B8EA8839F1233EEAB</meta:user-defined>
    <meta:document-statistic meta:page-count="1" meta:paragraph-count="8" meta:word-count="612" meta:character-count="4095" meta:row-count="29" meta:non-whitespace-character-count="3491"/>
  </office:meta>
</office:document-meta>
</file>